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8815"/>
    </style:style>
    <style:style style:name="P2" style:family="paragraph" style:parent-style-name="Heading_20_1">
      <style:text-properties officeooo:rsid="00178815" officeooo:paragraph-rsid="00178815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dizieren mit dem Newton-Verfahren</text:p>
      <text:h text:style-name="Heading_20_1" text:outline-level="1">Wurzelfunktion</text:h>
      <text:p text:style-name="P1"><draw:frame draw:style-name="fr1" draw:name="Objekt1" text:anchor-type="as-char" svg:y="-0.723cm" svg:width="2.743cm" svg:height="0.843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Ableitung der Wurzelfunktion</text:h>
      <text:p text:style-name="Text_20_body"><draw:frame draw:style-name="fr1" draw:name="Objekt2" text:anchor-type="as-char" svg:y="-0.723cm" svg:width="2.586cm" svg:height="1.101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1" text:outline-level="1">Substitution für die Programmierung</text:h>
      <text:p text:style-name="Text_20_body"><draw:frame draw:style-name="fr1" draw:name="Objekt3" text:anchor-type="as-char" svg:y="-0.437cm" svg:width="3.323cm" svg:height="0.557cm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2" text:outline-level="1">Formeln für die Programmierung</text:h>
      <text:h text:style-name="Heading_20_2" text:outline-level="2"><text:span text:style-name="T1">n</text:span>-te Wurzel</text:h>
      <text:p text:style-name="P1"><draw:frame draw:style-name="fr1" draw:name="Objekt4" text:anchor-type="as-char" svg:y="-0.67cm" svg:width="3.013cm" svg:height="1.101cm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2" text:outline-level="2">Ableitung der <text:span text:style-name="T1">n</text:span>-ten Wurzel</text:h>
      <text:p text:style-name="Text_20_body"><draw:frame draw:style-name="fr1" draw:name="Objekt5" text:anchor-type="as-char" svg:y="-0.783cm" svg:width="6.659cm" svg:height="1.268cm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21:40.843151008</meta:creation-date>
    <dc:date>2020-01-10T11:46:08.736301920</dc:date>
    <meta:editing-duration>PT25S</meta:editing-duration>
    <meta:editing-cycles>1</meta:editing-cycles>
    <meta:document-statistic meta:table-count="0" meta:image-count="0" meta:object-count="5" meta:page-count="1" meta:paragraph-count="12" meta:word-count="22" meta:character-count="179" meta:non-whitespace-character-count="164"/>
    <meta:generator>LibreOffice/6.1.5.2$Linux_X86_64 LibreOffice_project/10$Build-2</meta:generator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i mathvariant="normal">:</mi>
        <mo stretchy="false">=</mo>
        <mroot>
          <mi>x</mi>
          <mi>n</mi>
        </mroot>
        <mo stretchy="false">=</mo>
        <msup>
          <mi>x</mi>
          <mfrac>
            <mn>1</mn>
            <mi>n</mi>
          </mfrac>
        </msup>
      </mrow>
    </mrow>
    <annotation encoding="StarMath 5.0">f( x ) := nroot{n}{x} = x^{1 over n}</annotation>
  </semantics>
</math>
</file>

<file path=Object 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n</mi>
        </mfrac>
      </mrow>
      <msup>
        <mi>x</mi>
        <mrow>
          <mfrac>
            <mn>1</mn>
            <mi>n</mi>
          </mfrac>
          <mo stretchy="false">−</mo>
          <mn>1</mn>
        </mrow>
      </msup>
    </mrow>
    <annotation encoding="StarMath 5.0">f'( x ) = 1 over n x ^ {1 over n - 1}</annotation>
  </semantics>
</math>
</file>

<file path=Object 3/content.xml><?xml version="1.0" encoding="utf-8"?>
<math xmlns="http://www.w3.org/1998/Math/MathML" display="block">
  <semantics>
    <mrow>
      <mrow>
        <mi>x</mi>
        <mo stretchy="false">=</mo>
        <msup>
          <mi>e</mi>
          <mrow>
            <mi>ln</mi>
            <mi>x</mi>
          </mrow>
        </msup>
        <mo stretchy="false">=</mo>
        <mi>exp</mi>
      </mrow>
      <mrow>
        <mo fence="true" stretchy="false">(</mo>
        <mrow>
          <mrow>
            <mi>ln</mi>
            <mi>x</mi>
          </mrow>
        </mrow>
        <mo fence="true" stretchy="false">)</mo>
      </mrow>
    </mrow>
    <annotation encoding="StarMath 5.0">x = e ^ {ln x} = exp ( ln x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true">(</mo>
        <mrow>
          <mfrac>
            <mrow>
              <mi>ln</mi>
              <mi>x</mi>
            </mrow>
            <mi>n</mi>
          </mfrac>
        </mrow>
        <mo fence="true" stretchy="true">)</mo>
      </mrow>
    </mrow>
    <annotation encoding="StarMath 5.0">f( x ) = exp left( {ln x} over n right )</annotation>
  </semantics>
</math>
</file>

<file path=Object 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n</mi>
        </mfrac>
      </mrow>
      <mrow>
        <msup>
          <mi>e</mi>
          <mrow>
            <mi>ln</mi>
            <mi>x</mi>
            <mrow>
              <mo fence="true" stretchy="true">(</mo>
              <mrow>
                <mrow>
                  <mfrac>
                    <mn>1</mn>
                    <mi>n</mi>
                  </mfrac>
                  <mo stretchy="false">−</mo>
                  <mn>1</mn>
                </mrow>
              </mrow>
              <mo fence="true" stretchy="true">)</mo>
            </mrow>
          </mrow>
        </msup>
        <mo stretchy="false">=</mo>
        <mfrac>
          <mn>1</mn>
          <mi>n</mi>
        </mfrac>
      </mrow>
      <mi>exp</mi>
      <mrow>
        <mo fence="true" stretchy="true">(</mo>
        <mrow>
          <mrow>
            <mrow>
              <mo fence="true" stretchy="true">(</mo>
              <mrow>
                <mrow>
                  <mfrac>
                    <mn>1</mn>
                    <mi>n</mi>
                  </mfrac>
                  <mo stretchy="false">−</mo>
                  <mn>1</mn>
                </mrow>
              </mrow>
              <mo fence="true" stretchy="true">)</mo>
            </mrow>
            <mi>ln</mi>
            <mi>x</mi>
          </mrow>
        </mrow>
        <mo fence="true" stretchy="true">)</mo>
      </mrow>
    </mrow>
    <annotation encoding="StarMath 5.0">f'( x ) = 1 over n e ^ { ln x left (1 over n - 1 right ) } = 1 over n exp left ( left ( 1 over n - 1 right ) ln x  right )</annotation>
  </semantics>
</math>
</file>